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2fef3c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officeooo:rsid="0014818a" officeooo:paragraph-rsid="002ee08c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25281b" officeooo:paragraph-rsid="0029552a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29552a" officeooo:paragraph-rsid="0029552a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29552a" officeooo:paragraph-rsid="002bc8fa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29552a" officeooo:paragraph-rsid="002f9aac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d25b1" officeooo:paragraph-rsid="002fef3c" style:font-name-asian="Liberation Serif" style:font-size-asian="14pt" style:font-name-complex="Liberation Serif" style:font-size-complex="14pt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23bc36" officeooo:paragraph-rsid="002fef3c" style:font-name-asian="Liberation Serif" style:font-size-asian="14pt" style:font-name-complex="Liberation Serif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3049d3" officeooo:paragraph-rsid="003049d3" style:font-name-asian="Liberation Serif" style:font-size-asian="14pt" style:font-name-complex="Liberation Serif" style:font-size-complex="14pt"/>
    </style:style>
    <style:style style:name="P11" style:family="paragraph" style:parent-style-name="Standard" style:list-style-name="L3">
      <style:paragraph-properties fo:line-height="150%" fo:text-align="start" style:justify-single-word="false"/>
      <style:text-properties style:font-name="Liberation Serif" fo:font-size="14pt" fo:font-weight="normal" officeooo:rsid="0029552a" officeooo:paragraph-rsid="002f9aac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5">
      <style:paragraph-properties fo:line-height="150%" fo:text-align="start" style:justify-single-word="false"/>
      <style:text-properties style:font-name="Liberation Serif" fo:font-size="14pt" fo:font-weight="normal" officeooo:rsid="003049d3" officeooo:paragraph-rsid="003049d3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4">
      <style:paragraph-properties fo:line-height="150%" fo:text-align="start" style:justify-single-word="false"/>
      <style:text-properties style:font-name="Liberation Serif" fo:font-size="14pt" fo:font-weight="normal" officeooo:rsid="003049d3" officeooo:paragraph-rsid="003049d3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4">
      <style:paragraph-properties fo:line-height="150%" fo:text-align="start" style:justify-single-word="false"/>
      <style:text-properties style:font-name="Liberation Serif" fo:font-size="14pt" fo:font-weight="normal" officeooo:rsid="0030c6da" officeooo:paragraph-rsid="0030c6da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4">
      <style:paragraph-properties fo:line-height="150%" fo:text-align="start" style:justify-single-word="false"/>
      <style:text-properties style:font-name="Liberation Serif" fo:font-size="14pt" fo:font-weight="normal" officeooo:rsid="00316717" officeooo:paragraph-rsid="00316717" style:font-name-asian="Liberation Serif" style:font-size-asian="14pt" style:font-weight-asian="normal" style:font-name-complex="Liberation Serif" style:font-size-complex="14pt" style:font-weight-complex="normal"/>
    </style:style>
    <style:style style:name="T1" style:family="text">
      <style:text-properties officeooo:rsid="002fef3c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2b4fed"/>
    </style:style>
    <style:style style:name="T5" style:family="text">
      <style:text-properties officeooo:rsid="001d867f"/>
    </style:style>
    <style:style style:name="T6" style:family="text">
      <style:text-properties officeooo:rsid="001ee21c"/>
    </style:style>
    <style:style style:name="T7" style:family="text">
      <style:text-properties style:font-name="Liberation Serif" style:font-name-asian="Liberation Serif" style:font-name-complex="Liberation Serif"/>
    </style:style>
    <style:style style:name="T8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9" style:family="text">
      <style:text-properties style:font-name="Liberation Serif" fo:font-weight="bold" officeooo:rsid="001ee21c" style:font-name-asian="Liberation Serif" style:font-weight-asian="bold" style:font-name-complex="Liberation Serif" style:font-weight-complex="bold"/>
    </style:style>
    <style:style style:name="T10" style:family="text">
      <style:text-properties officeooo:rsid="0029552a"/>
    </style:style>
    <style:style style:name="T11" style:family="text">
      <style:text-properties officeooo:rsid="002f9aac"/>
    </style:style>
    <style:style style:name="T12" style:family="text">
      <style:text-properties fo:font-weight="normal" officeooo:rsid="002d25b1" style:font-weight-asian="normal" style:font-weight-complex="normal"/>
    </style:style>
    <style:style style:name="T13" style:family="text">
      <style:text-properties fo:font-weight="normal" officeooo:rsid="002836ec" style:font-weight-asian="normal" style:font-weight-complex="normal"/>
    </style:style>
    <style:style style:name="T14" style:family="text">
      <style:text-properties fo:font-weight="normal" officeooo:rsid="0022f9ad" style:font-weight-asian="normal" style:font-weight-complex="normal"/>
    </style:style>
    <style:style style:name="T15" style:family="text">
      <style:text-properties officeooo:rsid="0031671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éroulé</text:p>
      <text:p text:style-name="P2"><text:span text:style-name="T8">Objectif</text:span><text:span text:style-name="T9">s</text:span><text:span text:style-name="T8"> </text:span><text:span text:style-name="T7">:</text:span></text:p>
      <text:list xml:id="list322100937" text:style-name="L1">
        <text:list-item>
          <text:p text:style-name="P8">Comprendre la notion de nombre opposé.</text:p>
        </text:list-item>
        <text:list-item>
          <text:p text:style-name="P8">Savoir additionner et soustraire des nombres négatifs.</text:p>
        </text:list-item>
        <text:list-item>
          <text:p text:style-name="P9"><text:span text:style-name="T12">Savoir c</text:span><text:span text:style-name="T13">omparer et</text:span><text:span text:style-name="T14"> encadrer </text:span><text:span text:style-name="T12">d</text:span><text:span text:style-name="T14">es nombres </text:span><text:span text:style-name="T12">relatifs</text:span><text:span text:style-name="T14">.</text:span></text:p>
        </text:list-item>
      </text:list>
      <text:p text:style-name="P3"/>
      <text:p text:style-name="P3"><text:span text:style-name="T10">1 </text:span>Questions Flash <text:span text:style-name="T10">(5 min)</text:span></text:p>
      <text:p text:style-name="P10">Activité « Bien démarrer » p.24</text:p>
      <text:p text:style-name="P4"/>
      <text:p text:style-name="P7">2 <text:span text:style-name="T11">Vérification et </text:span>Correction <text:span text:style-name="T11">des devoirs </text:span>(15 min)</text:p>
      <text:list xml:id="list3596834464" text:style-name="L3">
        <text:list-item>
          <text:p text:style-name="P11">Correction activité <text:span text:style-name="T1">histoire de Rome</text:span>.</text:p>
        </text:list-item>
      </text:list>
      <text:p text:style-name="P5"/>
      <text:p text:style-name="P5">3 Cours</text:p>
      <text:list xml:id="list1096631087" text:style-name="L4">
        <text:list-item>
          <text:p text:style-name="P13">Notion d’opposé</text:p>
        </text:list-item>
        <text:list-item>
          <text:p text:style-name="P14">Addition de relatifs<text:line-break/><text:span text:style-name="T15">exercices 20 ; 25 ; 38 ; 49</text:span></text:p>
        </text:list-item>
        <text:list-item>
          <text:p text:style-name="P14">Soustraction de relatifs</text:p>
        </text:list-item>
        <text:list-item>
          <text:p text:style-name="P14">Comparaison</text:p>
          <text:p text:style-name="P15">exercices 43 ; 44 ; 46 ; 47</text:p>
        </text:list-item>
        <text:list-item>
          <text:p text:style-name="P14">Encadrement</text:p>
        </text:list-item>
      </text:list>
      <text:p text:style-name="P5"/>
      <text:p text:style-name="P6">4 Devoirs</text:p>
      <text:list xml:id="list2701479831" text:style-name="L5">
        <text:list-item>
          <text:p text:style-name="P12">Finir les exercic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  <number:text> </number:text>
      <number:day number:calendar="jewish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2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9P0"/>
    </number:currency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5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currency-style style:name="N11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17">
      <number:month number:calendar="jewish" number:style="long" number:textual="true"/>
    </number:date-style>
    <number:currency-style style:name="N116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6P0"/>
    </number:currency-style>
    <number:date-style style:name="N114"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0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8">
      <number:day number:calendar="jewish"/>
      <number:text> </number:text>
      <number:month number:calendar="jewish" number:style="long" number:textual="true"/>
    </number:date-style>
    <number:date-style style:name="N10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2fef3c" style:font-size-asian="14pt" style:font-size-complex="14pt"/>
    </style:style>
    <style:style style:name="MT1" style:family="text">
      <style:text-properties officeooo:rsid="002fef3c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2b4fed"/>
    </style:style>
    <style:style style:name="MT5" style:family="text">
      <style:text-properties officeooo:rsid="001d867f"/>
    </style:style>
    <style:style style:name="MT6" style:family="text">
      <style:text-properties officeooo:rsid="001ee21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1</text:span> – <text:span text:style-name="MT4">Rappels sur l</text:span><text:span text:style-name="MT3">es nombres </text:span><text:span text:style-name="MT5">relatifs</text:span><text:tab/><text:span text:style-name="MT3">Séance </text:span><text:span text:style-name="MT6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11T00:24:36.978901398</dc:date>
    <meta:editing-duration>PT6H24M54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00" meta:character-count="545" meta:non-whitespace-character-count="473"/>
  </office:meta>
</office:document-meta>
</file>